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  <style:font-face style:name="sans-serif" svg:font-family="sans-serif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ae70e" officeooo:paragraph-rsid="000ae70e"/>
    </style:style>
    <style:style style:name="P2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3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4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12ac81"/>
    </style:style>
    <style:style style:name="T1" style:family="text">
      <style:text-properties fo:font-variant="normal" fo:text-transform="none" fo:color="#bdc1c6" loext:opacity="100%" style:font-name="arial" fo:font-size="10.5pt" fo:letter-spacing="normal" fo:font-style="normal" fo:font-weight="normal"/>
    </style:style>
    <style:style style:name="T2" style:family="text">
      <style:text-properties fo:font-variant="normal" fo:text-transform="none" fo:color="#bdc1c6" loext:opacity="100%" style:font-name="arial" fo:font-size="10.5pt" fo:letter-spacing="normal" fo:font-style="normal" fo:font-weight="normal" officeooo:rsid="000ae70e"/>
    </style:style>
    <style:style style:name="T3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T4" style:family="text">
      <style:text-properties fo:font-variant="normal" fo:text-transform="none" fo:color="#202122" loext:opacity="100%" style:font-name="sans-serif" fo:font-size="10.5pt" fo:letter-spacing="normal" fo:font-style="normal" fo:font-weight="normal" officeooo:rsid="000fbb90"/>
    </style:style>
    <style:style style:name="T5" style:family="text">
      <style:text-properties fo:font-variant="normal" fo:text-transform="none" fo:color="#202122" loext:opacity="100%" style:font-name="sans-serif" fo:font-size="10.5pt" fo:letter-spacing="normal" fo:font-style="italic" fo:font-weight="normal"/>
    </style:style>
    <style:style style:name="T6" style:family="text">
      <style:text-properties fo:font-variant="normal" fo:text-transform="none" fo:color="#202122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7" style:family="text">
      <style:text-properties fo:font-variant="normal" fo:text-transform="none" fo:color="#202122" loext:opacity="100%" style:text-line-through-style="none" style:text-line-through-type="none" style:font-name="sans-serif" fo:font-size="10.5pt" fo:letter-spacing="normal" fo:font-style="normal" style:text-underline-style="none" fo:font-weight="normal" officeooo:rsid="0012ac81" style:text-blinking="false" fo:background-color="#ffffff" loext:char-shading-value="0"/>
    </style:style>
    <style:style style:name="T8" style:family="text">
      <style:text-properties fo:font-variant="normal" fo:text-transform="none" fo:color="#202122" loext:opacity="100%" style:text-line-through-style="none" style:text-line-through-type="none" style:font-name="sans-serif" fo:font-size="10.5pt" fo:letter-spacing="normal" fo:font-style="italic" style:text-underline-style="none" fo:font-weight="normal" style:text-blinking="false" fo:background-color="#ffffff" loext:char-shading-value="0"/>
    </style:style>
    <style:style style:name="T9" style:family="text">
      <style:text-properties fo:font-variant="normal" fo:text-transform="none" fo:color="#202122" loext:opacity="100%" style:text-line-through-style="none" style:text-line-through-type="none" style:font-name="sans-serif" fo:font-size="10.5pt" fo:letter-spacing="normal" fo:font-style="italic" style:text-underline-style="none" fo:font-weight="normal" officeooo:rsid="0012ac81" style:text-blinking="false" fo:background-color="#ffffff" loext:char-shading-value="0"/>
    </style:style>
    <style:style style:name="T10" style:family="text">
      <style:text-properties fo:font-variant="normal" fo:text-transform="none" fo:color="#000000" loext:opacity="100%" style:font-name="arial" fo:font-size="10.5pt" fo:letter-spacing="normal" fo:font-style="normal" fo:font-weight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sans-serif" fo:font-size="10.5pt" fo:letter-spacing="normal" fo:font-style="normal" style:text-underline-style="none" fo:font-weight="normal" officeooo:rsid="0012ac81" style:text-blinking="false" fo:background-color="#ffffff" loext:char-shading-value="0"/>
    </style:style>
    <style:style style:name="T13" style:family="text">
      <style:text-properties fo:font-variant="normal" fo:text-transform="none" fo:color="#000000" loext:opacity="100%" style:font-name="sans-serif" fo:font-size="10.5pt" fo:letter-spacing="normal" fo:font-style="normal" fo:font-weight="normal"/>
    </style:style>
    <style:style style:name="T14" style:family="text">
      <style:text-properties fo:font-variant="normal" fo:text-transform="none" fo:color="#0645ad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15" style:family="text">
      <style:text-properties fo:color="#202122" loext:opacity="100%" style:font-name="sans-serif" fo:font-size="10.5pt" fo:letter-spacing="normal" fo:font-style="italic" fo:font-weight="normal"/>
    </style:style>
    <style:style style:name="T16" style:family="text">
      <style:text-properties fo:color="#000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Line</text:p>
          </table:table-cell>
          <table:table-cell table:style-name="Table1.B1" office:value-type="string">
            <text:p text:style-name="P1">Facts</text:p>
          </table:table-cell>
        </table:table-row>
        <table:table-row>
          <table:table-cell table:style-name="Table1.A2" office:value-type="string">
            <text:p text:style-name="P2"><text:span text:style-name="T1">After the war I went back to New York</text:span><text:line-break/><text:span text:style-name="T1">A-after the war I went back to New York</text:span><text:line-break/><text:span text:style-name="T1">I finished up my studies and I practiced law</text:span><text:line-break/><text:span text:style-name="T1">I practiced law, Burr worked next door</text:span> </text:p>
          </table:table-cell>
          <table:table-cell table:style-name="Table1.B2" office:value-type="string">
            <text:p text:style-name="P2"><text:span text:style-name="T3">wohnte ab dem März 1782 in der Schuyler Mansion</text:span> → <text:span text:style-name="T10">Albany, New York</text:span><text:span text:style-name="T16"> </text:span></text:p>
            <text:p text:style-name="P2"/>
            <text:p text:style-name="P2"><text:span text:style-name="T3">englische Lehrbücher wie </text:span><text:span text:style-name="T11">William Blackstones</text:span><text:span text:style-name="T6"> </text:span><text:span text:style-name="T15">Commentaries on the Laws of England</text:span><text:span text:style-name="T5"> </text:span><text:span text:style-name="T3">nutzend Selbststudium Jura</text:span></text:p>
            <text:p text:style-name="P2"><text:span text:style-name="T3"/></text:p>
            <text:p text:style-name="P2"><text:span text:style-name="T11">Petition Aaron Burrs </text:span><text:span text:style-name="T3">ermöglichte eigentlich erforderliche Lehre bei Anwalt zu überspringen. </text:span></text:p>
            <text:p text:style-name="P2"><text:span text:style-name="T3"/></text:p>
            <text:p text:style-name="P2"><text:span text:style-name="T3">Arbeit im Kontinentalkongress → eröffnete erst November ‘</text:span><text:span text:style-name="T4">83</text:span><text:span text:style-name="T3"> </text:span><text:span text:style-name="T11">Anwaltskanzlei</text:span></text:p>
            <text:p text:style-name="P2"><text:span text:style-name="T11"/></text:p>
            <text:p text:style-name="P4"><text:span text:style-name="T12">Quellen:<text:line-break/></text:span><text:span text:style-name="T6">Ron Chernow: </text:span><text:span text:style-name="T8">Alexander Hamilton</text:span><text:span text:style-name="T6"> S. 167–169</text:span><text:span text:style-name="T11"> </text:span></text:p>
            <text:p text:style-name="P4"><text:span text:style-name="T7">Forrest McDonald: </text:span><text:span text:style-name="T9">Alexander Hamilton: A Biography</text:span><text:span text:style-name="T7"> S. 50–62</text:span><text:span text:style-name="T12"> </text:span></text:p>
          </table:table-cell>
        </table:table-row>
        <table:table-row>
          <table:table-cell table:style-name="Table1.A2" office:value-type="string">
            <text:p text:style-name="P2"><text:span text:style-name="T1">Even though we started at the very same time</text:span><text:line-break/><text:span text:style-name="T1">Alexander Hamilton began to climb</text:span><text:line-break/><text:span text:style-name="T1">How to account for his rise to the top?</text:span><text:line-break/><text:span text:style-name="T1">Man, the man is non-stop</text:span>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Gentlemen of the jury, I'm curious, bear with me</text:span><text:line-break/><text:span text:style-name="T1">Are you aware that we're making hist</text:span><text:span text:style-name="T2">o</text:span><text:span text:style-name="T1">ry?</text:span><text:line-break/><text:span text:style-name="T1">This is the first murder trial of our brand-new nation</text:span><text:line-break/><text:span text:style-name="T1">The liberty behind deliberation</text:span><text:line-break/><text:span text:style-name="T1">I intend to prove beyond a shadow of a doubt</text:span><text:line-break/><text:span text:style-name="T1">With my assistant counsel</text:span>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Co-counsel</text:span><text:line-break/><text:span text:style-name="T1">Hamilton, sit down</text:span><text:line-break/><text:span text:style-name="T1">Our client Levi Weeks is innocent</text:span><text:line-break/><text:span text:style-name="T1">Call your first witness</text:span><text:line-break/><text:span text:style-name="T1">That's all you had to say</text:span>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Okay</text:span><text:line-break/><text:span text:style-name="T1">One more thing–</text:span>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Why do you assume you're the smartest in the room?</text:span>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Why do you write like you're running out of time?</text:span>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Corruption's such an old song that we can sing</text:span><text:line-break/><text:span text:style-name="T1">Along in harmony and nowhere is it stronger</text:span><text:line-break/><text:span text:style-name="T1">Than in Albany</text:span><text:line-break/><text:span text:style-name="T1">This colony's economy's increasingly stalling and</text:span><text:line-break/><text:span text:style-name="T1">Honestly that's why he's just public service seems</text:span><text:line-break/><text:span text:style-name="T1">To be calling me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I practiced the law, I practically perfected it</text:span><text:line-break/><text:span text:style-name="T1">I've seen injustice in the world and I've corrected it</text:span><text:line-break/><text:span text:style-name="T1">Now for a strong central democracy</text:span><text:line-break/><text:span text:style-name="T1">If not, then I'll be Socrates</text:span><text:line-break/><text:span text:style-name="T1">Throwing verbal rocks at these mediocrities</text:span>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Hamilton, at the Constitutional Convention</text:span><text:line-break/><text:span text:style-name="T1">I was chosen for the Constitutional Convention</text:span><text:line-break/><text:span text:style-name="T1">There as a New York junior delegate</text:span><text:line-break/><text:soft-page-break/><text:span text:style-name="T1">Now what I'm going to say may sound indelicate</text:span>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Goes and proposes his own form of government </text:span><text:line-break/><text:span text:style-name="T1">His own plan for a new form of government </text:span><text:line-break/><text:span text:style-name="T1">Talks for six hours, the convention is listless</text:span><text:line-break/><text:span text:style-name="T1">Bright young man</text:span><text:line-break/><text:span text:style-name="T1">Yo, who the eff is this?</text:span>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Why do you always say what you believe?</text:span><text:line-break/><text:span text:style-name="T1">Why do you always say what you believe?</text:span><text:line-break/><text:span text:style-name="T1">Every proclamation guarantees</text:span><text:line-break/><text:span text:style-name="T1">Free ammunition for your enemies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Alexander joins forces with James Madison</text:span><text:line-break/><text:span text:style-name="T1">And John Jay to write a series of essays</text:span><text:line-break/><text:span text:style-name="T1">Defending the new United States Constitution</text:span><text:line-break/><text:span text:style-name="T1">Entitled The Federalist Papers</text:span><text:line-break/><text:span text:style-name="T1">The plan was to write a total of 25 essays</text:span><text:line-break/><text:span text:style-name="T1">The work divided evenly among the three men</text:span><text:line-break/><text:span text:style-name="T1">In the end, they wrote 85 essays</text:span><text:line-break/><text:span text:style-name="T1">In the span of six months</text:span><text:line-break/><text:span text:style-name="T1">John Jay got sick after writing five</text:span><text:line-break/><text:span text:style-name="T1">James Madison wrote 29</text:span><text:line-break/><text:span text:style-name="T1">Hamilton wrote the other 51</text:span>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They're asking me to lead</text:span><text:line-break/><text:span text:style-name="T1">I am doing the best I can</text:span><text:line-break/><text:span text:style-name="T1">To get the people that I need</text:span><text:line-break/><text:span text:style-name="T1">I'm asking you to be my right-hand man</text:span><text:line-break/><text:span text:style-name="T1">I know it's a lot to ask</text:span><text:line-break/><text:span text:style-name="T1">To leave behind the world you know</text:span>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Sir, do you want me to run the Treasury or State department?</text:span><text:line-break/><text:span text:style-name="T1">Treasury</text:span><text:line-break/><text:span text:style-name="T1">Let's go</text:span>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Burr Dialogue: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Alexander?</text:span><text:line-break/><text:span text:style-name="T1">Aaron Burr, sir</text:span><text:line-break/><text:span text:style-name="T1">Well, it's the middle of the night</text:span><text:line-break/><text:span text:style-name="T1">Can we confer, sir?</text:span><text:line-break/><text:span text:style-name="T1">Is this a legal matter?</text:span><text:line-break/><text:span text:style-name="T1">Yes, and it's important to me</text:span><text:line-break/><text:span text:style-name="T1">What do you need?</text:span>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Burr, you're a better lawyer than me</text:span><text:line-break/><text:span text:style-name="T1">Okay</text:span><text:line-break/><text:span text:style-name="T1">I know I talk too much, I'm abrasive</text:span><text:line-break/><text:span text:style-name="T1">You're incredible in court</text:span><text:line-break/><text:span text:style-name="T1">You're succinct, persuasive</text:span><text:line-break/><text:span text:style-name="T1">My client needs a strong defense</text:span><text:line-break/><text:span text:style-name="T1">You're the solution</text:span>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Who's your client?</text:span><text:line-break/><text:span text:style-name="T1">The new U.S. Constitution?</text:span><text:line-break/><text:span text:style-name="T1">No</text:span><text:line-break/><text:span text:style-name="T1">Hear me out</text:span><text:line-break/><text:span text:style-name="T1">No way!</text:span><text:line-break/><text:span text:style-name="T1">A series of essays, anonymously published</text:span><text:line-break/><text:soft-page-break/><text:span text:style-name="T1">Defending the document to the public</text:span>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No one will read it</text:span><text:line-break/><text:span text:style-name="T1">I disagree</text:span><text:line-break/><text:span text:style-name="T1">And if it fails?</text:span><text:line-break/><text:span text:style-name="T1">Burr, that's why we need it</text:span><text:line-break/><text:span text:style-name="T1">The constitution's a mess</text:span><text:line-break/><text:span text:style-name="T1">So it needs amendments</text:span><text:line-break/><text:span text:style-name="T1">It's full of contradictions</text:span><text:line-break/><text:span text:style-name="T1">So is independence</text:span><text:line-break/><text:span text:style-name="T1">We have to start somewhere</text:span><text:line-break/><text:span text:style-name="T1">No, no way</text:span><text:line-break/><text:span text:style-name="T1">You're making a mistake</text:span>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Good night</text:span><text:line-break/><text:span text:style-name="T1">Hey</text:span><text:line-break/><text:span text:style-name="T1">What are you waiting for?</text:span><text:line-break/><text:span text:style-name="T1">What do you stall for? (What?)</text:span><text:line-break/><text:span text:style-name="T1">We won the war</text:span><text:line-break/><text:span text:style-name="T1">What was it all for?</text:span><text:line-break/><text:span text:style-name="T1">Do you support this constitution?</text:span><text:line-break/><text:span text:style-name="T1">Of course</text:span><text:line-break/><text:span text:style-name="T1">Then defend it</text:span>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And what if you're backing the wrong horse?</text:span><text:line-break/><text:span text:style-name="T1">Burr, we studied and we fought and we killed</text:span><text:line-break/><text:span text:style-name="T1">For the notion of a nation we now get to build</text:span><text:line-break/><text:span text:style-name="T1">For once in your life, take a stand with pride</text:span><text:line-break/><text:span text:style-name="T1">I don't understand how you stand to the side</text:span>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1">I'll keep all my plans close to my chest</text:span><text:line-break/><text:span text:style-name="T1">(Wait for it, wait for it, wait)</text:span><text:line-break/><text:span text:style-name="T1">I'll wait here and see which way the wind will blow</text:span><text:line-break/><text:span text:style-name="T1">I'm taking my time, watching the afterbirth of a nation</text:span><text:line-break/><text:span text:style-name="T1">Watching the tension grow</text:span> 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0T16:45:32.983000000</meta:creation-date>
    <dc:date>2024-02-11T22:14:31.956000000</dc:date>
    <meta:editing-duration>PT2H23M47S</meta:editing-duration>
    <meta:editing-cycles>9</meta:editing-cycles>
    <meta:generator>LibreOffice/7.5.4.2$Windows_X86_64 LibreOffice_project/36ccfdc35048b057fd9854c757a8b67ec53977b6</meta:generator>
    <meta:document-statistic meta:table-count="1" meta:image-count="0" meta:object-count="0" meta:page-count="3" meta:paragraph-count="31" meta:word-count="758" meta:character-count="4172" meta:non-whitespace-character-count="3421"/>
  </office:meta>
</office:document-meta>
</file>